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loext:contextual-spacing="false" style:writing-mode="lr-tb"/>
    </style:style>
    <style:style style:name="P4" style:family="paragraph" style:parent-style-name="Horizontal_20_Line">
      <style:text-properties style:font-name="Times New Roman"/>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text-properties style:font-name="Times New Roman"/>
    </style:style>
    <style:style style:name="P13" style:family="paragraph" style:parent-style-name="Text_20_body" style:list-style-name="L1">
      <style:text-properties style:font-name="Times New Roman"/>
    </style:style>
    <style:style style:name="P14" style:family="paragraph" style:parent-style-name="Text_20_body" style:list-style-name="L5">
      <style:text-properties style:font-name="Times New Roman"/>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paragraph-properties fo:margin-top="0cm" fo:margin-bottom="0cm" loext:contextual-spacing="false"/>
      <style:text-properties style:font-name="Times New Roman"/>
    </style:style>
    <style:style style:name="P22" style:family="paragraph" style:parent-style-name="Text_20_body" style:list-style-name="L1">
      <style:paragraph-properties fo:margin-top="0cm" fo:margin-bottom="0cm" loext:contextual-spacing="false"/>
      <style:text-properties style:font-name="Times New Roman"/>
    </style:style>
    <style:style style:name="P23" style:family="paragraph" style:parent-style-name="Text_20_body" style:list-style-name="L4">
      <style:paragraph-properties fo:margin-top="0cm" fo:margin-bottom="0cm" loext:contextual-spacing="false"/>
      <style:text-properties style:font-name="Times New Roman"/>
    </style:style>
    <style:style style:name="P24" style:family="paragraph" style:parent-style-name="Text_20_body" style:list-style-name="L5">
      <style:paragraph-properties fo:margin-top="0cm" fo:margin-bottom="0cm" loext:contextual-spacing="false"/>
      <style:text-properties style:font-name="Times New Roman"/>
    </style:style>
    <style:style style:name="P25" style:family="paragraph" style:parent-style-name="Text_20_body" style:list-style-name="L8">
      <style:paragraph-properties fo:margin-top="0cm" fo:margin-bottom="0cm" loext:contextual-spacing="false"/>
      <style:text-properties style:font-name="Times New Roman"/>
    </style:style>
    <style:style style:name="P26" style:family="paragraph" style:parent-style-name="Standard">
      <style:text-properties style:font-name="Times New Roman" officeooo:paragraph-rsid="0000ff08"/>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bold" officeooo:paragraph-rsid="0000ff08" style:font-name-asian="Courier" style:font-size-asian="12pt" style:font-weight-asian="bold" style:font-name-complex="Courier" style:font-size-complex="12pt" style:font-weight-complex="bold"/>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officeooo:paragraph-rsid="0000ff08" style:font-name-asian="Courier" style:font-size-asian="12pt" style:font-name-complex="Courier" style:font-size-complex="12pt"/>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2pt" fo:font-weight="normal" officeooo:paragraph-rsid="0000ff08" style:font-name-asian="Courier" style:font-size-asian="12pt" style:font-weight-asian="normal" style:font-name-complex="Courier" style:font-size-complex="12pt"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00ff08"/>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officeooo:paragraph-rsid="0000ff08"/>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weight="normal" officeooo:paragraph-rsid="0000ff08" style:font-weight-asian="normal" style:font-weight-complex="normal"/>
    </style:style>
    <style:style style:name="P33"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fo:font-weight="bold" officeooo:paragraph-rsid="0000ff08" style:font-name-asian="Courier" style:font-size-asian="12pt" style:font-weight-asian="bold" style:font-name-complex="Courier" style:font-size-complex="12pt" style:font-weight-complex="bold"/>
    </style:style>
    <style:style style:name="T1" style:family="text">
      <style:text-properties style:font-name="Times New Roman"/>
    </style:style>
    <style:style style:name="T2" style:family="text">
      <style:text-properties officeooo:rsid="0000ff08"/>
    </style:style>
    <style:style style:name="T3" style:family="text">
      <style:text-properties fo:font-weight="bold" officeooo:rsid="0000ff08" style:font-weight-asian="bold" style:font-weight-complex="bold"/>
    </style:style>
    <style:style style:name="T4" style:family="text">
      <style:text-properties fo:color="#000000" style:font-name="Courier" fo:font-size="12pt" style:font-name-asian="Courier" style:font-size-asian="12pt" style:font-name-complex="Courier" style:font-size-complex="12pt"/>
    </style:style>
    <style:style style:name="T5"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6" style:family="text">
      <style:text-properties fo:color="#000000" fo:font-size="12pt" style:font-name-asian="Courier" style:font-size-asian="12pt" style:font-name-complex="Courier" style:font-size-complex="12pt"/>
    </style:style>
    <style:style style:name="T7" style:family="text">
      <style:text-properties fo:color="#000000" fo:font-size="12pt" fo:font-weight="bold" style:font-name-asian="Courier" style:font-size-asian="12pt" style:font-weight-asian="bold" style:font-name-complex="Courier" style:font-size-complex="12pt" style:font-weight-complex="bold"/>
    </style:style>
    <style:style style:name="T8" style:family="text">
      <style:text-properties fo:color="#000000" fo:font-size="12pt" fo:font-weight="normal" style:font-name-asian="Courier" style:font-size-asian="12pt" style:font-weight-asian="normal" style:font-name-complex="Courier"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1">Documentation for Thought of the Day Email Automation Script</text:span></text:span></text:h>
      <text:h text:style-name="Heading_20_2" text:outline-level="2"><text:span text:style-name="Strong_20_Emphasis"><text:span text:style-name="T1">1. Introduction</text:span></text:span></text:h>
      <text:p text:style-name="P12">This Python script automates the process of sending a daily "Thought of the Day" email to a list of recipients. It fetches the quote of the day from an external website, formats it with a clean and modern design, and sends it via email using Gmail’s SMTP server. The quotes are available in both English and Hindi, and a soft pastel background color is randomly selected for the email's appearance.</text:p>
      <text:h text:style-name="Heading_20_3" text:outline-level="3"><text:span text:style-name="Strong_20_Emphasis"><text:span text:style-name="T1">Key Features:</text:span></text:span></text:h>
      <text:list xml:id="list3830416605" text:style-name="L1">
        <text:list-item>
          <text:p text:style-name="P22">Fetches daily quotes from the web.</text:p>
        </text:list-item>
        <text:list-item>
          <text:p text:style-name="P22">Displays the thought in both English and Hindi.</text:p>
        </text:list-item>
        <text:list-item>
          <text:p text:style-name="P22">Sends emails to multiple recipients with personalized formatting.</text:p>
        </text:list-item>
        <text:list-item>
          <text:p text:style-name="P13">Includes a dynamic background color for aesthetic appeal.</text:p>
        </text:list-item>
      </text:list>
      <text:p text:style-name="P4"/>
      <text:h text:style-name="Heading_20_2" text:outline-level="2"><text:span text:style-name="Strong_20_Emphasis"><text:span text:style-name="T1">2. Prerequisites</text:span></text:span></text:h>
      <text:p text:style-name="P12">Before running this script, ensure the following:</text:p>
      <text:list xml:id="list634743131" text:style-name="L2">
        <text:list-item>
          <text:p text:style-name="P15"><text:span text:style-name="Strong_20_Emphasis"><text:span text:style-name="T1">Python 3.6+</text:span></text:span><text:span text:style-name="T1"> installed.</text:span></text:p>
        </text:list-item>
        <text:list-item>
          <text:p text:style-name="P15"><text:span text:style-name="Strong_20_Emphasis"><text:span text:style-name="T1">Required libraries</text:span></text:span><text:span text:style-name="T1">:</text:span></text:p>
          <text:list>
            <text:list-item>
              <text:p text:style-name="P15"><text:span text:style-name="Source_20_Text"><text:span text:style-name="T1">requests</text:span></text:span></text:p>
            </text:list-item>
            <text:list-item>
              <text:p text:style-name="P15"><text:span text:style-name="Source_20_Text"><text:span text:style-name="T1">beautifulsoup4</text:span></text:span></text:p>
            </text:list-item>
            <text:list-item>
              <text:p text:style-name="P15"><text:span text:style-name="Source_20_Text"><text:span text:style-name="T1">smtplib</text:span></text:span><text:span text:style-name="T1"> (comes pre-installed with Python)</text:span></text:p>
            </text:list-item>
            <text:list-item>
              <text:p text:style-name="P15"><text:span text:style-name="Source_20_Text"><text:span text:style-name="T1">email</text:span></text:span><text:span text:style-name="T1"> (comes pre-installed with Python)</text:span></text:p>
            </text:list-item>
            <text:list-item>
              <text:p text:style-name="P15"><text:span text:style-name="Source_20_Text"><text:span text:style-name="T1">random</text:span></text:span></text:p>
            </text:list-item>
            <text:list-item>
              <text:p text:style-name="P5"><text:span text:style-name="Source_20_Text"><text:span text:style-name="T1">datetime</text:span></text:span></text:p>
            </text:list-item>
          </text:list>
        </text:list-item>
      </text:list>
      <text:p text:style-name="P12">Install the required libraries with the following command:</text:p>
      <text:p text:style-name="P1">bash</text:p>
      <text:p text:style-name="P1">Copy code</text:p>
      <text:p text:style-name="P3"><text:span text:style-name="Source_20_Text"><text:span text:style-name="T1">pip install requests beautifulsoup4</text:span></text:span></text:p>
      <text:p text:style-name="P4"/>
      <text:h text:style-name="Heading_20_2" text:outline-level="2"><text:span text:style-name="Strong_20_Emphasis"><text:span text:style-name="T1">3. Configuration</text:span></text:span></text:h>
      <text:p text:style-name="P12">To use the script, the following parameters need to be configured:</text:p>
      <text:list xml:id="list206081938" text:style-name="L3">
        <text:list-item>
          <text:p text:style-name="P6"><text:soft-page-break/><text:span text:style-name="Strong_20_Emphasis"><text:span text:style-name="T1">Email Credentials</text:span></text:span><text:span text:style-name="T1">: Update the </text:span><text:span text:style-name="Source_20_Text"><text:span text:style-name="T1">from_email</text:span></text:span><text:span text:style-name="T1"> and </text:span><text:span text:style-name="Source_20_Text"><text:span text:style-name="T1">from_password</text:span></text:span><text:span text:style-name="T1"> fields in the </text:span><text:span text:style-name="Source_20_Text"><text:span text:style-name="T1">email_data</text:span></text:span><text:span text:style-name="T1"> dictionary with your Gmail account's credentials and application-specific password.</text:span></text:p>
          <text:list>
            <text:list-item>
              <text:p text:style-name="P16"><text:span text:style-name="Source_20_Text"><text:span text:style-name="T1">from_email</text:span></text:span><text:span text:style-name="T1">: Your Gmail address (e.g., </text:span><text:span text:style-name="Source_20_Text"><text:span text:style-name="T1">myneco@necoindia.com</text:span></text:span><text:span text:style-name="T1">).</text:span></text:p>
            </text:list-item>
            <text:list-item>
              <text:p text:style-name="P16"><text:span text:style-name="Source_20_Text"><text:span text:style-name="T1">from_password</text:span></text:span><text:span text:style-name="T1">: Gmail App Password (you must use an app-specific password for security, not your regular Google account password).</text:span></text:p>
            </text:list-item>
          </text:list>
        </text:list-item>
        <text:list-item>
          <text:p text:style-name="P6"><text:span text:style-name="Strong_20_Emphasis"><text:span text:style-name="T1">Recipient Emails</text:span></text:span><text:span text:style-name="T1">: Add the email addresses of the recipients in the </text:span><text:span text:style-name="Source_20_Text"><text:span text:style-name="T1">to_email</text:span></text:span><text:span text:style-name="T1"> field in the </text:span><text:span text:style-name="Source_20_Text"><text:span text:style-name="T1">email_data</text:span></text:span><text:span text:style-name="T1"> dictionary.</text:span></text:p>
          <text:list>
            <text:list-item>
              <text:p text:style-name="P6"><text:span text:style-name="Source_20_Text"><text:span text:style-name="T1">to_email</text:span></text:span><text:span text:style-name="T1">: A list of recipient email addresses (e.g., </text:span><text:span text:style-name="Source_20_Text"><text:span text:style-name="T1">['everyone.spd@necoindia.com', 'everyone.ho@necoindia.com']</text:span></text:span><text:span text:style-name="T1">).</text:span></text:p>
            </text:list-item>
          </text:list>
        </text:list-item>
      </text:list>
      <text:p text:style-name="P4"/>
      <text:h text:style-name="Heading_20_2" text:outline-level="2"><text:span text:style-name="Strong_20_Emphasis"><text:span text:style-name="T1">4. Script Functionality Overview</text:span></text:span></text:h>
      <text:p text:style-name="P12">The script performs the following actions:</text:p>
      <text:list xml:id="list1663382496" text:style-name="L4">
        <text:list-item>
          <text:p text:style-name="P7"><text:span text:style-name="Strong_20_Emphasis"><text:span text:style-name="T1">Fetching the Thought of the Day</text:span></text:span><text:span text:style-name="T1">:</text:span></text:p>
          <text:list>
            <text:list-item>
              <text:p text:style-name="P17"><text:span text:style-name="T1">The script scrapes quotes from the </text:span><text:span text:style-name="Strong_20_Emphasis"><text:span text:style-name="T1">Shabdkosh website</text:span></text:span><text:span text:style-name="T1"> (</text:span><text:a xlink:type="simple" xlink:href="https://www.shabdkosh.com/quote-of-the-day/english-hindi/" office:target-frame-name="_new" xlink:show="replace" text:style-name="Internet_20_link" text:visited-style-name="Visited_20_Internet_20_Link"><text:span text:style-name="T1">https://www.shabdkosh.com/quote-of-the-day/english-hindi/</text:span></text:a><text:span text:style-name="T1">).</text:span></text:p>
            </text:list-item>
            <text:list-item>
              <text:p text:style-name="P23">Extracts both the English and Hindi quotes along with their respective authors.</text:p>
            </text:list-item>
          </text:list>
        </text:list-item>
        <text:list-item>
          <text:p text:style-name="P7"><text:span text:style-name="Strong_20_Emphasis"><text:span text:style-name="T1">Random Background Color Selection</text:span></text:span><text:span text:style-name="T1">:</text:span></text:p>
          <text:list>
            <text:list-item>
              <text:p text:style-name="P23">It selects a random pastel background color from a predefined list of soft pastel colors for aesthetic appeal.</text:p>
            </text:list-item>
          </text:list>
        </text:list-item>
        <text:list-item>
          <text:p text:style-name="P7"><text:span text:style-name="Strong_20_Emphasis"><text:span text:style-name="T1">Formatting the Email</text:span></text:span><text:span text:style-name="T1">:</text:span></text:p>
          <text:list>
            <text:list-item>
              <text:p text:style-name="P23">The email body is formatted using HTML and inline CSS for responsive design.</text:p>
            </text:list-item>
            <text:list-item>
              <text:p text:style-name="P23">The content includes:</text:p>
              <text:list>
                <text:list-item>
                  <text:p text:style-name="P23">A header with the title "Thought of the Day".</text:p>
                </text:list-item>
                <text:list-item>
                  <text:p text:style-name="P23">The English and Hindi quotes, each with a unique background color.</text:p>
                </text:list-item>
                <text:list-item>
                  <text:p text:style-name="P23">A footer with a copyright notice.</text:p>
                </text:list-item>
              </text:list>
            </text:list-item>
          </text:list>
        </text:list-item>
        <text:list-item>
          <text:p text:style-name="P7"><text:span text:style-name="Strong_20_Emphasis"><text:span text:style-name="T1">Sending the Email</text:span></text:span><text:span text:style-name="T1">:</text:span></text:p>
          <text:list>
            <text:list-item>
              <text:p text:style-name="P17"><text:span text:style-name="T1">The email is sent using Gmail's SMTP server (</text:span><text:span text:style-name="Source_20_Text"><text:span text:style-name="T1">smtp.gmail.com</text:span></text:span><text:span text:style-name="T1">).</text:span></text:p>
            </text:list-item>
            <text:list-item>
              <text:p text:style-name="P7"><text:span text:style-name="T1">The email is sent to multiple recipients as per the </text:span><text:span text:style-name="Source_20_Text"><text:span text:style-name="T1">to_email</text:span></text:span><text:span text:style-name="T1"> list.</text:span></text:p>
            </text:list-item>
          </text:list>
        </text:list-item>
      </text:list>
      <text:p text:style-name="P4"/>
      <text:h text:style-name="Heading_20_2" text:outline-level="2"><text:span text:style-name="Strong_20_Emphasis"><text:span text:style-name="T1">5. Code Structure</text:span></text:span></text:h>
      <text:h text:style-name="Heading_20_3" text:outline-level="3"><text:span text:style-name="Strong_20_Emphasis"><text:span text:style-name="T1">Main Components of the Script</text:span></text:span></text:h>
      <text:list xml:id="list3980163484" text:style-name="L5">
        <text:list-item>
          <text:p text:style-name="P8"><text:span text:style-name="Strong_20_Emphasis"><text:span text:style-name="Source_20_Text"><text:span text:style-name="T1">fetch_thought_of_the_day()</text:span></text:span></text:span><text:span text:style-name="T1">:</text:span></text:p>
          <text:list>
            <text:list-item>
              <text:p text:style-name="P14"><text:soft-page-break/>Fetches the thought of the day in both English and Hindi from the Shabdkosh website using the BeautifulSoup library to scrape the HTML content.</text:p>
            </text:list-item>
          </text:list>
          <text:p text:style-name="P8"><text:span text:style-name="Strong_20_Emphasis"><text:span text:style-name="T1">Returns</text:span></text:span><text:span text:style-name="T1">:</text:span></text:p>
          <text:list text:continue-numbering="true">
            <text:list-item>
              <text:p text:style-name="P24">English Quote, English Author, Hindi Quote, Hindi Author.</text:p>
            </text:list-item>
          </text:list>
        </text:list-item>
        <text:list-item>
          <text:p text:style-name="P8"><text:span text:style-name="Strong_20_Emphasis"><text:span text:style-name="Source_20_Text"><text:span text:style-name="T1">get_random_soft_background_color()</text:span></text:span></text:span><text:span text:style-name="T1">:</text:span></text:p>
          <text:list>
            <text:list-item>
              <text:p text:style-name="P14">Selects a random pastel color from a list of predefined colors to be used as the background color for the email.</text:p>
            </text:list-item>
          </text:list>
          <text:p text:style-name="P8"><text:span text:style-name="Strong_20_Emphasis"><text:span text:style-name="T1">Returns</text:span></text:span><text:span text:style-name="T1">:</text:span></text:p>
          <text:list text:continue-numbering="true">
            <text:list-item>
              <text:p text:style-name="P18"><text:span text:style-name="T1">A random soft pastel hex color code (e.g., </text:span><text:span text:style-name="Source_20_Text"><text:span text:style-name="T1">#F8D0B6</text:span></text:span><text:span text:style-name="T1">).</text:span></text:p>
            </text:list-item>
          </text:list>
        </text:list-item>
        <text:list-item>
          <text:p text:style-name="P8"><text:span text:style-name="Strong_20_Emphasis"><text:span text:style-name="Source_20_Text"><text:span text:style-name="T1">send_email(email_data)</text:span></text:span></text:span><text:span text:style-name="T1">:</text:span></text:p>
          <text:list>
            <text:list-item>
              <text:p text:style-name="P24">Sends the formatted email using SMTP with the provided email data.</text:p>
            </text:list-item>
            <text:list-item>
              <text:p text:style-name="P24">Connects to Gmail's SMTP server, logs in using the provided credentials, and sends the email to the specified recipients.</text:p>
            </text:list-item>
          </text:list>
        </text:list-item>
        <text:list-item>
          <text:p text:style-name="P8"><text:span text:style-name="Strong_20_Emphasis"><text:span text:style-name="Source_20_Text"><text:span text:style-name="T1">main()</text:span></text:span></text:span><text:span text:style-name="T1">:</text:span></text:p>
          <text:list>
            <text:list-item>
              <text:p text:style-name="P8"><text:span text:style-name="T1">The main function that coordinates the entire process. It calls </text:span><text:span text:style-name="Source_20_Text"><text:span text:style-name="T1">fetch_thought_of_the_day()</text:span></text:span><text:span text:style-name="T1">, formats the email content using the quotes, selects a random background color, and calls </text:span><text:span text:style-name="Source_20_Text"><text:span text:style-name="T1">send_email()</text:span></text:span><text:span text:style-name="T1"> to send the email.</text:span></text:p>
            </text:list-item>
          </text:list>
        </text:list-item>
      </text:list>
      <text:p text:style-name="P4"/>
      <text:h text:style-name="Heading_20_2" text:outline-level="2"><text:span text:style-name="Strong_20_Emphasis"><text:span text:style-name="T1">6. HTML Email Structure</text:span></text:span></text:h>
      <text:p text:style-name="P12">The email content is structured in HTML format to ensure it is visually appealing and responsive across devices. Key sections include:</text:p>
      <text:list xml:id="list2998940355" text:style-name="L6">
        <text:list-item>
          <text:p text:style-name="P19"><text:span text:style-name="Strong_20_Emphasis"><text:span text:style-name="T1">Title</text:span></text:span><text:span text:style-name="T1">: "Thought of the Day" is prominently displayed at the top.</text:span></text:p>
        </text:list-item>
        <text:list-item>
          <text:p text:style-name="P19"><text:span text:style-name="Strong_20_Emphasis"><text:span text:style-name="T1">Quote Containers</text:span></text:span><text:span text:style-name="T1">: Each quote (English and Hindi) is wrapped in a </text:span><text:span text:style-name="Source_20_Text"><text:span text:style-name="T1">div</text:span></text:span><text:span text:style-name="T1"> with a soft pastel background color.</text:span></text:p>
        </text:list-item>
        <text:list-item>
          <text:p text:style-name="P19"><text:span text:style-name="Strong_20_Emphasis"><text:span text:style-name="T1">Author Information</text:span></text:span><text:span text:style-name="T1">: The author's name is displayed below each quote, styled in blue.</text:span></text:p>
        </text:list-item>
        <text:list-item>
          <text:p text:style-name="P9"><text:span text:style-name="Strong_20_Emphasis"><text:span text:style-name="T1">Footer</text:span></text:span><text:span text:style-name="T1">: A small footer at the bottom with copyright information.</text:span></text:p>
        </text:list-item>
      </text:list>
      <text:p text:style-name="Text_20_body"><text:span text:style-name="Strong_20_Emphasis"><text:span text:style-name="T1">Example of HTML structure</text:span></text:span><text:span text:style-name="T1">:</text:span></text:p>
      <text:p text:style-name="P1">html</text:p>
      <text:p text:style-name="P1">Copy code</text:p>
      <text:p text:style-name="P2"><text:span text:style-name="Source_20_Text"><text:span text:style-name="T1">&lt;div class="quote-container" style="background-color: {background_color};"&gt;</text:span></text:span></text:p>
      <text:p text:style-name="P2"><text:span text:style-name="Source_20_Text"><text:span text:style-name="T1"><text:s text:c="4"/>&lt;p class="quote"&gt;“{english_quote}”&lt;/p&gt;</text:span></text:span></text:p>
      <text:p text:style-name="P2"><text:span text:style-name="Source_20_Text"><text:span text:style-name="T1"><text:s text:c="4"/>&lt;p class="author"&gt;- {english_author}&lt;/p&gt;</text:span></text:span></text:p>
      <text:p text:style-name="P3"><text:span text:style-name="Source_20_Text"><text:span text:style-name="T1">&lt;/div&gt;</text:span></text:span></text:p>
      <text:p text:style-name="P12">This structure ensures that the email is both readable and visually pleasing, with proper spacing and color schemes.</text:p>
      <text:p text:style-name="P4"><text:soft-page-break/></text:p>
      <text:h text:style-name="Heading_20_2" text:outline-level="2"><text:span text:style-name="Strong_20_Emphasis"><text:span text:style-name="T1">7. Error Handling</text:span></text:span></text:h>
      <text:list xml:id="list902263743" text:style-name="L7">
        <text:list-item>
          <text:p text:style-name="P20"><text:span text:style-name="Strong_20_Emphasis"><text:span text:style-name="T1">Fetching Quotes</text:span></text:span><text:span text:style-name="T1">: If the quotes cannot be fetched from the website, an error message will be printed, and the email will not be sent.</text:span></text:p>
        </text:list-item>
        <text:list-item>
          <text:p text:style-name="P10"><text:span text:style-name="Strong_20_Emphasis"><text:span text:style-name="T1">Email Sending</text:span></text:span><text:span text:style-name="T1">: If an error occurs during the email sending process (e.g., incorrect credentials or SMTP issues), an error message will be printed.</text:span></text:p>
        </text:list-item>
      </text:list>
      <text:p text:style-name="P4"/>
      <text:h text:style-name="Heading_20_2" text:outline-level="2"><text:span text:style-name="Strong_20_Emphasis"><text:span text:style-name="T1">8. Execution</text:span></text:span></text:h>
      <text:p text:style-name="P12">To run the script:</text:p>
      <text:list xml:id="list371380789" text:style-name="L8">
        <text:list-item>
          <text:p text:style-name="P25">Ensure all configurations are set (email credentials, recipients).</text:p>
        </text:list-item>
        <text:list-item>
          <text:p text:style-name="P11"><text:span text:style-name="T1">Run the script using Python:</text:span></text:p>
        </text:list-item>
      </text:list>
      <text:p text:style-name="P4"/>
      <text:h text:style-name="Heading_20_2" text:outline-level="2"><text:span text:style-name="Strong_20_Emphasis"><text:span text:style-name="T1">9. Conclusion</text:span></text:span></text:h>
      <text:p text:style-name="P12">This script provides a convenient and automated way to send a daily "Thought of the Day" email with quotes in both English and Hindi. By utilizing web scraping, HTML email formatting, and Gmail's SMTP service, it allows for an aesthetically pleasing and functional email experience.</text:p>
      <text:p text:style-name="P21">4o mini</text:p>
      <text:p text:style-name="P26"><text:line-break/><text:span text:style-name="T3">CODE:</text:span></text:p>
      <text:p text:style-name="P26"><text:span text:style-name="T3"/></text:p>
      <text:p text:style-name="P31"><text:span text:style-name="T8">import smtplib </text:span></text:p>
      <text:p text:style-name="P29">from email.mime.multipart import MIMEMultipart </text:p>
      <text:p text:style-name="P29">from email.mime.text import MIMEText </text:p>
      <text:p text:style-name="P29">import requests </text:p>
      <text:p text:style-name="P29">from bs4 import BeautifulSoup </text:p>
      <text:p text:style-name="P29">import random </text:p>
      <text:p text:style-name="P29">from datetime import datetime </text:p>
      <text:p text:style-name="P29"/>
      <text:p text:style-name="P29"># Function to fetch thought of the day and author names (English and Hindi) </text:p>
      <text:p text:style-name="P29">def fetch_thought_of_the_day(): </text:p>
      <text:p text:style-name="P29"><text:s text:c="3"/>url = 'https://www.shabdkosh.com/quote-of-the-day/english-hindi/' </text:p>
      <text:p text:style-name="P29"><text:s text:c="3"/>response = requests.get(url) </text:p>
      <text:p text:style-name="P29"/>
      <text:p text:style-name="P29"><text:s text:c="3"/>if response.status_code == 200: </text:p>
      <text:p text:style-name="P29"><text:s text:c="7"/>soup = BeautifulSoup(response.content, 'html.parser') </text:p>
      <text:p text:style-name="P29"/>
      <text:p text:style-name="P29"><text:s text:c="7"/># Extract the English quote and author name </text:p>
      <text:p text:style-name="P29"><text:s text:c="7"/>english_blockquote = soup.find_all('blockquote')[0] </text:p>
      <text:p text:style-name="P29"><text:soft-page-break/><text:s text:c="7"/>english_quote = english_blockquote.find('span', style="font-size:1.5em;") </text:p>
      <text:p text:style-name="P32"><text:span text:style-name="T6"><text:s text:c="7"/>english_author = english_blockquote.text.split('')[1].strip() </text:span></text:p>
      <text:p text:style-name="P29"/>
      <text:p text:style-name="P29"><text:s text:c="7"/>if english_quote and hindi_quote: </text:p>
      <text:p text:style-name="P29"><text:s text:c="11"/>return ( </text:p>
      <text:p text:style-name="P29"><text:s text:c="15"/>english_quote.text.strip(), english_author, </text:p>
      <text:p text:style-name="P29"><text:s text:c="15"/>hindi_quote.text.strip(), hindi_author </text:p>
      <text:p text:style-name="P29"><text:s text:c="11"/>) </text:p>
      <text:p text:style-name="P29"><text:s text:c="7"/>else: </text:p>
      <text:p text:style-name="P29"><text:s text:c="11"/>return None, None, None, None </text:p>
      <text:p text:style-name="P29"><text:s text:c="3"/>else: </text:p>
      <text:p text:style-name="P29"><text:s text:c="7"/>return None, None, None, None </text:p>
      <text:p text:style-name="P29"/>
      <text:p text:style-name="P29"># List of soft pastel background colors </text:p>
      <text:p text:style-name="P29">soft_colors = [ </text:p>
      <text:p text:style-name="P29"><text:s text:c="3"/>"#A7C7E7", <text:s/># Soft Blue </text:p>
      <text:p text:style-name="P29"><text:s text:c="3"/>"#B8E5D5", <text:s/># Light Mint </text:p>
      <text:p text:style-name="P29"><text:s text:c="3"/>"#F8D0B6", <text:s/># Pale Peach </text:p>
      <text:p text:style-name="P29"><text:s text:c="3"/>"#E1D6F2", <text:s/># Soft Lavender </text:p>
      <text:p text:style-name="P29"><text:s text:c="3"/>"#F1C4C4", <text:s/># Light Coral </text:p>
      <text:p text:style-name="P29"><text:s text:c="3"/>"#F7D0D0", <text:s/># Baby Pink </text:p>
      <text:p text:style-name="P29"><text:s text:c="3"/>"#F8F2B8", <text:s/># Soft Yellow </text:p>
      <text:p text:style-name="P29"><text:s text:c="3"/>"#B0C6E3", <text:s/># Powder Blue </text:p>
      <text:p text:style-name="P29"><text:s text:c="3"/>"#E8D6F7", <text:s/># Light Lavender </text:p>
      <text:p text:style-name="P29"><text:s text:c="3"/>"#F2E1E1", <text:s/># Misty Rose </text:p>
      <text:p text:style-name="P29"><text:s text:c="3"/>"#D4E9D4", <text:s/># Soft Green </text:p>
      <text:p text:style-name="P29"><text:s text:c="3"/>"#B7D8E4", <text:s/># Light Sky Blue </text:p>
      <text:p text:style-name="P29"><text:s text:c="3"/>"#B8E1E0", <text:s/># Pale Turquoise </text:p>
      <text:p text:style-name="P29"><text:s text:c="3"/>"#FAD0C4", <text:s/># Peach Cream </text:p>
      <text:p text:style-name="P29"><text:s text:c="3"/>"#FFF1E0" <text:s text:c="2"/># Soft Ivory </text:p>
      <text:p text:style-name="P29">] </text:p>
      <text:p text:style-name="P29"/>
      <text:p text:style-name="P29"># Function to randomly pick a background color </text:p>
      <text:p text:style-name="P29">def get_random_soft_background_color(): </text:p>
      <text:p text:style-name="P29"><text:s text:c="3"/>return random.choice(soft_colors) </text:p>
      <text:p text:style-name="P29"/>
      <text:p text:style-name="P29"># Function to send email using provided email data </text:p>
      <text:p text:style-name="P29">def send_email(email_data): </text:p>
      <text:p text:style-name="P29"><text:s text:c="3"/>from_email = email_data['from_email'] </text:p>
      <text:p text:style-name="P29"><text:s text:c="3"/>from_password = email_data['from_password'] </text:p>
      <text:p text:style-name="P29"/>
      <text:p text:style-name="P29"><text:s text:c="3"/># SMTP server configuration (for Gmail) </text:p>
      <text:p text:style-name="P29"><text:s text:c="3"/>smtp_server = "smtp.gmail.com" </text:p>
      <text:p text:style-name="P29"><text:s text:c="3"/>smtp_port = 587 </text:p>
      <text:p text:style-name="P29"/>
      <text:p text:style-name="P29"><text:s text:c="3"/># Create the MIME object </text:p>
      <text:p text:style-name="P29"><text:s text:c="3"/>msg = MIMEMultipart() </text:p>
      <text:p text:style-name="P29"><text:s text:c="3"/>msg['From'] = from_email </text:p>
      <text:p text:style-name="P29"><text:s text:c="3"/>msg['To'] = ', '.join(email_data['to_email']) </text:p>
      <text:p text:style-name="P29"><text:soft-page-break/><text:s text:c="3"/>msg['Subject'] = email_data['subject'] </text:p>
      <text:p text:style-name="P29"><text:s text:c="3"/>msg.attach(MIMEText(email_data['body'], 'html')) </text:p>
      <text:p text:style-name="P29"/>
      <text:p text:style-name="P29"><text:s text:c="3"/>try: </text:p>
      <text:p text:style-name="P29"><text:s text:c="7"/>with smtplib.SMTP(smtp_server, smtp_port) as server: </text:p>
      <text:p text:style-name="P29"><text:s text:c="11"/>server.starttls() </text:p>
      <text:p text:style-name="P29"><text:s text:c="11"/>server.login(from_email, from_password) </text:p>
      <text:p text:style-name="P29"><text:s text:c="11"/>server.sendmail(from_email, email_data['to_email'], msg.as_string()) </text:p>
      <text:p text:style-name="P29"><text:s text:c="11"/>print("Email sent successfully!") </text:p>
      <text:p text:style-name="P29"><text:s text:c="3"/>except Exception as e: </text:p>
      <text:p text:style-name="P29"><text:s text:c="7"/>print(f"Failed to send email. Error: {e}") </text:p>
      <text:p text:style-name="P29"/>
      <text:p text:style-name="P29"># Main function to fetch quotes, format the email, and send it </text:p>
      <text:p text:style-name="P29">def main(): </text:p>
      <text:p text:style-name="P29"><text:s text:c="3"/>english_quote, english_author, hindi_quote, hindi_author = fetch_thought_of_the_day() </text:p>
      <text:p text:style-name="P29"/>
      <text:p text:style-name="P29"><text:s text:c="3"/>if english_quote and hindi_quote: </text:p>
      <text:p text:style-name="P29"><text:s text:c="7"/># Get a random background color for the email body </text:p>
      <text:p text:style-name="P29"><text:s text:c="7"/>background_color = get_random_soft_background_color() </text:p>
      <text:p text:style-name="P29"/>
      <text:p text:style-name="P29"><text:s text:c="7"/># Set static text color </text:p>
      <text:p text:style-name="P29"><text:s text:c="7"/>text_color = "#333333" <text:s/># Dark gray for readability </text:p>
      <text:p text:style-name="P29"><text:s text:c="7"/>quote_color = "#2C3E50" <text:s/># Darker blue for quote text </text:p>
      <text:p text:style-name="P29"><text:s text:c="7"/>author_color = "#2980B9" <text:s/># Blue for author text </text:p>
      <text:p text:style-name="P29"><text:s text:c="7"/>header_color = "#3498DB" <text:s/># Light blue for header </text:p>
      <text:p text:style-name="P29"/>
      <text:p text:style-name="P29"><text:s text:c="7"/># Prepare the HTML content for the email body with dynamic background </text:p>
      <text:p text:style-name="P29"><text:s text:c="7"/>html_content = f""" </text:p>
      <text:p text:style-name="P29"><text:s text:c="7"/>&lt;!DOCTYPE html&gt; </text:p>
      <text:p text:style-name="P29"><text:s text:c="7"/>&lt;html lang="en"&gt; </text:p>
      <text:p text:style-name="P29"><text:s text:c="7"/>&lt;head&gt; </text:p>
      <text:p text:style-name="P29"><text:s text:c="11"/>&lt;meta charset="UTF-8"&gt; </text:p>
      <text:p text:style-name="P29"><text:s text:c="11"/>&lt;meta name="viewport" content="width=device-width, initial-scale=1.0"&gt; </text:p>
      <text:p text:style-name="P29"><text:s text:c="11"/>&lt;title&gt;Thought of the Day&lt;/title&gt; </text:p>
      <text:p text:style-name="P29"><text:s text:c="11"/>&lt;style&gt; </text:p>
      <text:p text:style-name="P29"><text:s text:c="15"/>/* Inlining styles */ </text:p>
      <text:p text:style-name="P29"><text:s text:c="15"/>body {{ </text:p>
      <text:p text:style-name="P29"><text:s text:c="19"/>font-family: 'Arial', sans-serif; </text:p>
      <text:p text:style-name="P29"><text:s text:c="19"/>color: {text_color}; </text:p>
      <text:p text:style-name="P29"><text:s text:c="19"/>margin: 0; </text:p>
      <text:p text:style-name="P29"><text:s text:c="19"/>padding: 0; </text:p>
      <text:p text:style-name="P29"><text:s text:c="15"/>}} </text:p>
      <text:p text:style-name="P29"><text:s text:c="15"/>.container {{ </text:p>
      <text:p text:style-name="P29"><text:s text:c="19"/>width: 100%; </text:p>
      <text:p text:style-name="P29"><text:s text:c="19"/>max-width: 650px; </text:p>
      <text:p text:style-name="P29"><text:s text:c="19"/>margin: 0 auto; </text:p>
      <text:p text:style-name="P29"><text:s text:c="19"/>padding: 40px; </text:p>
      <text:p text:style-name="P29"><text:s text:c="19"/>background-color: #ffffff; </text:p>
      <text:p text:style-name="P29"><text:s text:c="19"/>box-shadow: 0px 4px 12px rgba(0, 0, 0, 0.1); </text:p>
      <text:p text:style-name="P29"><text:soft-page-break/><text:s text:c="19"/>border-radius: 10px; </text:p>
      <text:p text:style-name="P29"><text:s text:c="19"/>border-top: 8px solid {header_color}; </text:p>
      <text:p text:style-name="P29"><text:s text:c="15"/>}} </text:p>
      <text:p text:style-name="P29"><text:s text:c="15"/>h1 {{ </text:p>
      <text:p text:style-name="P29"><text:s text:c="19"/>text-align: center; </text:p>
      <text:p text:style-name="P29"><text:s text:c="19"/>color: {header_color}; </text:p>
      <text:p text:style-name="P29"><text:s text:c="19"/>font-size: 32px; </text:p>
      <text:p text:style-name="P29"><text:s text:c="19"/>margin-bottom: 30px; </text:p>
      <text:p text:style-name="P29"><text:s text:c="19"/>font-weight: bold; </text:p>
      <text:p text:style-name="P29"><text:s text:c="15"/>}} </text:p>
      <text:p text:style-name="P29"><text:s text:c="15"/>.quote-container {{ </text:p>
      <text:p text:style-name="P29"><text:s text:c="19"/>margin-bottom: 20px; </text:p>
      <text:p text:style-name="P29"><text:s text:c="19"/>padding: 20px; </text:p>
      <text:p text:style-name="P29"><text:s text:c="19"/>border-radius: 8px; </text:p>
      <text:p text:style-name="P29"><text:s text:c="19"/>box-shadow: 0 2px 6px rgba(0, 0, 0, 0.1); </text:p>
      <text:p text:style-name="P29"><text:s text:c="15"/>}} </text:p>
      <text:p text:style-name="P29"><text:s text:c="15"/>.quote {{ </text:p>
      <text:p text:style-name="P29"><text:s text:c="19"/>font-size: 1.6em; </text:p>
      <text:p text:style-name="P29"><text:s text:c="19"/>font-style: italic; </text:p>
      <text:p text:style-name="P29"><text:s text:c="19"/>color: {quote_color}; </text:p>
      <text:p text:style-name="P29"><text:s text:c="19"/>margin-bottom: 10px; </text:p>
      <text:p text:style-name="P29"><text:s text:c="19"/>line-height: 1.5; </text:p>
      <text:p text:style-name="P29"><text:s text:c="15"/>}} </text:p>
      <text:p text:style-name="P29"><text:s text:c="15"/>.author {{ </text:p>
      <text:p text:style-name="P29"><text:s text:c="19"/>font-size: 1.1em; </text:p>
      <text:p text:style-name="P29"><text:s text:c="19"/>font-weight: bold; </text:p>
      <text:p text:style-name="P29"><text:s text:c="19"/>color: {author_color}; </text:p>
      <text:p text:style-name="P29"><text:s text:c="19"/>text-align: right; </text:p>
      <text:p text:style-name="P29"><text:s text:c="19"/>margin-top: 15px; </text:p>
      <text:p text:style-name="P29"><text:s text:c="15"/>}} </text:p>
      <text:p text:style-name="P29"><text:s text:c="15"/>footer {{ </text:p>
      <text:p text:style-name="P29"><text:s text:c="19"/>text-align: center; </text:p>
      <text:p text:style-name="P29"><text:s text:c="19"/>margin-top: 30px; </text:p>
      <text:p text:style-name="P29"><text:s text:c="19"/>font-size: 13px; </text:p>
      <text:p text:style-name="P29"><text:s text:c="19"/>color: #aaa; </text:p>
      <text:p text:style-name="P29"><text:s text:c="15"/>}} </text:p>
      <text:p text:style-name="P29"><text:s text:c="15"/>@media (max-width: 600px) {{ </text:p>
      <text:p text:style-name="P29"><text:s text:c="19"/>.container {{ </text:p>
      <text:p text:style-name="P29"><text:s text:c="23"/>padding: 20px; </text:p>
      <text:p text:style-name="P29"><text:s text:c="19"/>}} </text:p>
      <text:p text:style-name="P29"><text:s text:c="19"/>h1 {{ </text:p>
      <text:p text:style-name="P29"><text:s text:c="23"/>font-size: 24px; </text:p>
      <text:p text:style-name="P29"><text:s text:c="19"/>}} </text:p>
      <text:p text:style-name="P29"><text:s text:c="19"/>.quote {{ </text:p>
      <text:p text:style-name="P29"><text:s text:c="23"/>font-size: 1.4em; </text:p>
      <text:p text:style-name="P29"><text:s text:c="19"/>}} </text:p>
      <text:p text:style-name="P29"><text:s text:c="19"/>.author {{ </text:p>
      <text:p text:style-name="P29"><text:s text:c="23"/>font-size: 1em; </text:p>
      <text:p text:style-name="P29"><text:s text:c="19"/>}} </text:p>
      <text:p text:style-name="P29"><text:soft-page-break/><text:s text:c="15"/>}} </text:p>
      <text:p text:style-name="P29"><text:s text:c="11"/>&lt;/style&gt; </text:p>
      <text:p text:style-name="P29"><text:s text:c="7"/>&lt;/head&gt; </text:p>
      <text:p text:style-name="P29"><text:s text:c="7"/>&lt;body&gt; </text:p>
      <text:p text:style-name="P29"><text:s text:c="12"/></text:p>
      <text:p text:style-name="P29"><text:s text:c="15"/>&lt;h1&gt;Thought of the Day&lt;/h1&gt; </text:p>
      <text:p text:style-name="P29"/>
      <text:p text:style-name="P29"><text:s text:c="15"/>&lt;!-- English Quote --&gt; </text:p>
      <text:p text:style-name="P29"><text:s text:c="15"/>&lt;div class="quote-container" style="background-color: {background_color};"&gt; </text:p>
      <text:p text:style-name="P32"><text:span text:style-name="T6"><text:s text:c="19"/>&lt;p class="quote"&gt;&lt;/p&gt; </text:span></text:p>
      <text:p text:style-name="P29"><text:s text:c="19"/>&lt;p class="author"&gt;- {english_author}&lt;/p&gt; </text:p>
      <text:p text:style-name="P29"><text:s text:c="15"/>&lt;/div&gt; </text:p>
      <text:p text:style-name="P29"/>
      <text:p text:style-name="P29"><text:s text:c="15"/>&lt;!-- Hindi Quote --&gt; </text:p>
      <text:p text:style-name="P29"><text:s text:c="15"/>&lt;div class="quote-container" style="background-color: {background_color};"&gt; </text:p>
      <text:p text:style-name="P32"><text:span text:style-name="T6"><text:s text:c="19"/>&lt;p class="quote"&gt;&lt;/p&gt; </text:span></text:p>
      <text:p text:style-name="P29"><text:s text:c="19"/>&lt;p class="author"&gt;- {hindi_author}&lt;/p&gt; </text:p>
      <text:p text:style-name="P29"><text:s text:c="15"/>&lt;/div&gt; </text:p>
      <text:p text:style-name="P29"/>
      <text:p text:style-name="P29"><text:s text:c="15"/>&lt;footer&gt; </text:p>
      <text:p text:style-name="P29"><text:s text:c="19"/>&lt;p&gt;&amp;copy; 2024 Thought of the Day. All Rights Reserved.&lt;/p&gt; </text:p>
      <text:p text:style-name="P29"><text:s text:c="15"/>&lt;/footer&gt; </text:p>
      <text:p text:style-name="P29"><text:s text:c="12"/></text:p>
      <text:p text:style-name="P29"><text:s text:c="7"/>&lt;/body&gt; </text:p>
      <text:p text:style-name="P29"><text:s text:c="7"/>&lt;/html&gt; </text:p>
      <text:p text:style-name="P29"><text:s text:c="7"/>""" </text:p>
      <text:p text:style-name="P29"/>
      <text:p text:style-name="P29"><text:s text:c="7"/># Create the email data dictionary </text:p>
      <text:p text:style-name="P29"><text:s text:c="7"/>email_data = { </text:p>
      <text:p text:style-name="P29"><text:s text:c="11"/>'from_email': 'myneco@necoindia.com', <text:s/># Replace with your Gmail address </text:p>
      <text:p text:style-name="P29"><text:s text:c="11"/>'from_password': 'ukzu matf aupi kesv', <text:s/># Replace with your Gmail App Password </text:p>
      <text:p text:style-name="P29"><text:s text:c="11"/>'to_email': ['everyone.spd@necoindia.com', 'everyone.ho@necoindia.com'], <text:s/># Correct formatting </text:p>
      <text:p text:style-name="P29"><text:s text:c="11"/>'subject': 'Thought of the Day', </text:p>
      <text:p text:style-name="P29"><text:s text:c="11"/>'body': html_content </text:p>
      <text:p text:style-name="P29"><text:s text:c="7"/>} </text:p>
      <text:p text:style-name="P29"/>
      <text:p text:style-name="P29"><text:s text:c="7"/># Send the email with the data from the dictionary </text:p>
      <text:p text:style-name="P29"><text:s text:c="7"/>send_email(email_data) </text:p>
      <text:p text:style-name="P29"><text:s text:c="3"/>else: </text:p>
      <text:p text:style-name="P29"><text:s text:c="7"/>print("Failed to fetch Thought of the Day. Please check the website.") </text:p>
      <text:p text:style-name="P29"/>
      <text:p text:style-name="P29">if __name__ == "__main__": </text:p>
      <text:p text:style-name="P29"><text:span text:style-name="T2"><text:s text:c="3"/>main() </text:span></text:p>
      <text:p text:style-name="P3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M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4-11-13T12:33:53.110000000</dc:date>
    <meta:editing-duration>PT4M12S</meta:editing-duration>
    <meta:editing-cycles>1</meta:editing-cycles>
    <meta:document-statistic meta:table-count="0" meta:image-count="0" meta:object-count="0" meta:page-count="9" meta:paragraph-count="273" meta:word-count="1400" meta:character-count="12053" meta:non-whitespace-character-count="8781"/>
  </office:meta>
</office:document-meta>
</file>